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3000004122FAFE6D849E4E54B.png" manifest:media-type="image/png"/>
  <manifest:file-entry manifest:full-path="Pictures/10000001000003E300000412100CE221F9D11F42.png" manifest:media-type="image/png"/>
  <manifest:file-entry manifest:full-path="Pictures/10000001000003E3000004126D6FEF760FEEC902.png" manifest:media-type="image/png"/>
  <manifest:file-entry manifest:full-path="Pictures/10000001000003E3000004126506DEF5D21A05C5.png" manifest:media-type="image/png"/>
  <manifest:file-entry manifest:full-path="Pictures/10000001000003E300000412CCE8F7F244920AFC.png" manifest:media-type="image/png"/>
  <manifest:file-entry manifest:full-path="Pictures/10000001000003E300000412C847D9A58D1B8DB5.png" manifest:media-type="image/png"/>
  <manifest:file-entry manifest:full-path="Pictures/10000001000003E3000004124F8B0A83E37ABCA1.png" manifest:media-type="image/png"/>
  <manifest:file-entry manifest:full-path="Pictures/10000001000003E300000412066AA891621B63D1.png" manifest:media-type="image/png"/>
  <manifest:file-entry manifest:full-path="Pictures/10000001000003E300000412F9E80D1721E0A648.png" manifest:media-type="image/png"/>
  <manifest:file-entry manifest:full-path="Pictures/10000001000003E300000412A84BE400B0568827.png" manifest:media-type="image/png"/>
  <manifest:file-entry manifest:full-path="Pictures/10000001000002E500000412E6B88870778FCB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b82" officeooo:paragraph-rsid="001d9b8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7 screenshots</text:p>
      <text:p text:style-name="P1"><draw:frame draw:style-name="fr1" draw:name="Image1" text:anchor-type="char" svg:x="-0.1693in" svg:y="0.1138in" svg:width="3.5299in" svg:height="4.9634in" draw:z-index="0"><draw:image xlink:href="Pictures/10000001000002E500000412E6B88870778FCB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3.4429in" svg:y="0.1547in" svg:width="3.7937in" svg:height="3.9728in" draw:z-index="2"><draw:image xlink:href="Pictures/10000001000003E300000412F9E80D1721E0A648.png" xlink:type="simple" xlink:show="embed" xlink:actuate="onLoad" draw:mime-type="image/png"/></draw:frame><draw:frame draw:style-name="fr1" draw:name="Image2" text:anchor-type="char" svg:x="-0.6563in" svg:y="0.1181in" svg:width="3.9638in" svg:height="4.1508in" draw:z-index="1"><draw:image xlink:href="Pictures/10000001000003E300000412C847D9A58D1B8D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578in" svg:y="-0.5898in" svg:width="3.7118in" svg:height="3.8866in" draw:z-index="3"><draw:image xlink:href="Pictures/10000001000003E300000412CCE8F7F244920AFC.png" xlink:type="simple" xlink:show="embed" xlink:actuate="onLoad" draw:mime-type="image/png"/></draw:frame><draw:frame draw:style-name="fr1" draw:name="Image5" text:anchor-type="char" svg:x="3.1957in" svg:y="-0.6209in" svg:width="3.9126in" svg:height="4.0972in" draw:z-index="4"><draw:image xlink:href="Pictures/10000001000003E3000004126D6FEF760FEEC90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6957in" svg:y="0.0102in" svg:width="3.8602in" svg:height="4.0425in" draw:z-index="5"><draw:image xlink:href="Pictures/10000001000003E3000004126506DEF5D21A05C5.png" xlink:type="simple" xlink:show="embed" xlink:actuate="onLoad" draw:mime-type="image/png"/></draw:frame><draw:frame draw:style-name="fr1" draw:name="Image7" text:anchor-type="char" svg:x="3.2783in" svg:y="0.0063in" svg:width="3.9035in" svg:height="4.0874in" draw:z-index="6"><draw:image xlink:href="Pictures/10000001000003E300000412100CE221F9D11F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5126in" svg:y="0.0783in" svg:width="3.6563in" svg:height="3.8291in" draw:z-index="7"><draw:image xlink:href="Pictures/10000001000003E300000412066AA891621B63D1.png" xlink:type="simple" xlink:show="embed" xlink:actuate="onLoad" draw:mime-type="image/png"/></draw:frame><draw:frame draw:style-name="fr1" draw:name="Image9" text:anchor-type="char" svg:x="3.3165in" svg:y="0.0055in" svg:width="3.9665in" svg:height="4.1543in" draw:z-index="8"><draw:image xlink:href="Pictures/10000001000003E3000004124F8B0A83E37ABCA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3.6028in" svg:y="0.2945in" svg:width="3.8772in" svg:height="4.0598in" draw:z-index="10"><draw:image xlink:href="Pictures/10000001000003E300000412A84BE400B0568827.png" xlink:type="simple" xlink:show="embed" xlink:actuate="onLoad" draw:mime-type="image/png"/></draw:frame><draw:frame draw:style-name="fr1" draw:name="Image10" text:anchor-type="char" svg:x="-0.6591in" svg:y="0.3075in" svg:width="4.002in" svg:height="4.1909in" draw:z-index="9"><draw:image xlink:href="Pictures/10000001000003E3000004122FAFE6D849E4E5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20:20:37.897916945</meta:creation-date>
    <dc:date>2023-04-02T20:26:33.732109407</dc:date>
    <meta:editing-duration>PT5M56S</meta:editing-duration>
    <meta:editing-cycles>1</meta:editing-cycles>
    <meta:generator>LibreOffice/7.3.7.2$Linux_X86_64 LibreOffice_project/30$Build-2</meta:generator>
    <meta:document-statistic meta:table-count="0" meta:image-count="11" meta:object-count="0" meta:page-count="3" meta:paragraph-count="1" meta:word-count="3" meta:character-count="22" meta:non-whitespace-character-count="20"/>
  </office:meta>
</office:document-meta>
</file>